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e10"/>
    </style:style>
    <style:style style:name="P2" style:family="paragraph" style:parent-style-name="Standard">
      <style:text-properties officeooo:rsid="00132e10" officeooo:paragraph-rsid="00132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odar imagem docker</text:p>
      <text:p text:style-name="P2">Docker run [imagem]</text:p>
      <text:p text:style-name="P2"/>
      <text:p text:style-name="P2">Ver quais instânsias estão rodando</text:p>
      <text:p text:style-name="P2">docker ps</text:p>
      <text:p text:style-name="P2"/>
      <text:p text:style-name="P2">Executar comandos após subir instânia, com modo iterativo, o t habilita o titiway, assim trabalharemos de forma bidirecional com o conteiner</text:p>
      <text:p text:style-name="P2">docker run -it [imagem] [comando]</text:p>
      <text:p text:style-name="P2">docker run -it ubuntu ba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3:26:19.827433851</meta:creation-date>
    <meta:generator>LibreOffice/7.3.7.2$Linux_X86_64 LibreOffice_project/30$Build-2</meta:generator>
    <dc:date>2023-12-06T23:35:56.634730823</dc:date>
    <meta:editing-duration>PT9M39S</meta:editing-duration>
    <meta:editing-cycles>1</meta:editing-cycles>
    <meta:document-statistic meta:table-count="0" meta:image-count="0" meta:object-count="0" meta:page-count="1" meta:paragraph-count="7" meta:word-count="44" meta:character-count="280" meta:non-whitespace-character-count="243"/>
  </office:meta>
</office:document-meta>
</file>